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office:version="1.1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id="id1" draw:layer="layout" svg:width="4.102cm" svg:height="2.461cm" svg:x="2.06cm" svg:y="2cm">
          <text:p text:style-name="P1"><text:span text:style-name="T1">Digite o número</text:span></text:p>
          <text:p text:style-name="P1"><text:span text:style-name="T1">Inicial e final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" draw:text-style-name="P1" draw:id="id2" draw:layer="layout" svg:width="3.953cm" svg:height="2.579cm" svg:x="2.209cm" svg:y="5.984cm">
          <text:p text:style-name="P1">Num * nu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layout" svg:width="4.772cm" svg:height="4.772cm" svg:x="1.8cm" svg:y="9.728cm">
          <text:p text:style-name="P1"><text:span text:style-name="T1">Contador = fina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4" draw:layer="layout" svg:width="4.193cm" svg:height="4.193cm" svg:x="1.969cm" svg:y="15.444cm">
          <text:p text:style-name="P1">num*num=</text:p>
          <text:p text:style-name="P1">resulta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1" draw:layer="layout" svg:x1="4.111cm" svg:y1="4.267cm" svg:x2="4.185cm" svg:y2="5.984cm" draw:start-shape="id1" draw:start-glue-point="6" draw:end-shape="id2" draw:end-glue-point="4" svg:d="m4111 4267v955h74v762">
          <text:p/>
        </draw:connector>
        <draw:connector draw:style-name="gr2" draw:text-style-name="P1" draw:layer="layout" svg:x1="4.185cm" svg:y1="8.563cm" svg:x2="4.186cm" svg:y2="9.728cm" draw:start-shape="id2" draw:start-glue-point="6" draw:end-shape="id3" draw:end-glue-point="4" svg:d="m4185 8563v583h1v582">
          <text:p/>
        </draw:connector>
        <draw:connector draw:style-name="gr2" draw:text-style-name="P1" draw:layer="layout" svg:x1="6.572cm" svg:y1="12.114cm" svg:x2="6.162cm" svg:y2="17.54cm" draw:start-shape="id3" draw:start-glue-point="7" draw:end-shape="id4" draw:end-glue-point="7" svg:d="m6572 12114h502v5426h-912">
          <text:p/>
        </draw:connector>
        <draw:connector draw:style-name="gr2" draw:text-style-name="P1" draw:layer="layout" svg:x1="1.8cm" svg:y1="12.114cm" svg:x2="2.209cm" svg:y2="7.274cm" draw:start-shape="id3" draw:start-glue-point="5" draw:end-shape="id2" draw:end-glue-point="5" svg:d="m1800 12114h-501v-4840h910">
          <text:p/>
        </draw:connector>
        <draw:frame draw:style-name="gr3" draw:layer="layout" svg:width="1.488cm" svg:height="0.962cm" svg:x="5.738cm" svg:y="14.5cm">
          <draw:text-box>
            <text:p>sim</text:p>
          </draw:text-box>
        </draw:frame>
        <draw:frame draw:style-name="gr3" draw:layer="layout" svg:width="1.556cm" svg:height="0.962cm" svg:x="1.144cm" svg:y="9.038cm">
          <draw:text-box>
            <text:p>não</text:p>
          </draw:text-box>
        </draw:frame>
        <draw:line draw:style-name="gr4" draw:text-style-name="P1" draw:layer="layout" svg:x1="8.3cm" svg:y1="2cm" svg:x2="8.3cm" svg:y2="18.5cm">
          <text:p/>
        </draw:line>
        <draw:custom-shape draw:style-name="gr1" draw:text-style-name="P2" draw:id="id5" draw:layer="layout" svg:width="4.102cm" svg:height="2.461cm" svg:x="10.06cm" svg:y="1.5cm">
          <text:p text:style-name="P1"><text:span text:style-name="T1">Tabuada de</text:span></text:p>
          <text:p text:style-name="P1"><text:span text:style-name="T1">que número?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" draw:text-style-name="P1" draw:id="id6" draw:layer="layout" svg:width="3.953cm" svg:height="2.579cm" svg:x="10.209cm" svg:y="5.484cm">
          <text:p text:style-name="P1">Num * mul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7" draw:layer="layout" svg:width="4.772cm" svg:height="4.772cm" svg:x="9.8cm" svg:y="9.228cm">
          <text:p text:style-name="P1"><text:span text:style-name="T1">Multiplicador = 1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8" draw:layer="layout" svg:width="4.193cm" svg:height="4.193cm" svg:x="9.969cm" svg:y="14.944cm">
          <text:p text:style-name="P1">num*mult=</text:p>
          <text:p text:style-name="P1">resulta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1" draw:layer="layout" svg:x1="12.111cm" svg:y1="3.767cm" svg:x2="12.185cm" svg:y2="5.484cm" draw:start-shape="id5" draw:start-glue-point="6" draw:end-shape="id6" draw:end-glue-point="4" svg:d="m12111 3767v955h74v762">
          <text:p/>
        </draw:connector>
        <draw:connector draw:style-name="gr2" draw:text-style-name="P1" draw:layer="layout" svg:x1="12.185cm" svg:y1="8.063cm" svg:x2="12.186cm" svg:y2="9.228cm" draw:start-shape="id6" draw:start-glue-point="6" draw:end-shape="id7" draw:end-glue-point="4" svg:d="m12185 8063v583h1v582">
          <text:p/>
        </draw:connector>
        <draw:connector draw:style-name="gr2" draw:text-style-name="P1" draw:layer="layout" svg:x1="14.572cm" svg:y1="11.614cm" svg:x2="14.162cm" svg:y2="17.04cm" draw:start-shape="id7" draw:start-glue-point="7" draw:end-shape="id8" draw:end-glue-point="7" svg:d="m14572 11614h502v5426h-912">
          <text:p/>
        </draw:connector>
        <draw:connector draw:style-name="gr2" draw:text-style-name="P1" draw:layer="layout" svg:x1="9.8cm" svg:y1="11.614cm" svg:x2="10.209cm" svg:y2="6.774cm" draw:start-shape="id7" draw:start-glue-point="5" draw:end-shape="id6" draw:end-glue-point="5" svg:d="m9800 11614h-501v-4840h910">
          <text:p/>
        </draw:connector>
        <draw:frame draw:style-name="gr3" draw:layer="layout" svg:width="1.488cm" svg:height="0.962cm" svg:x="13.738cm" svg:y="14cm">
          <draw:text-box>
            <text:p>sim</text:p>
          </draw:text-box>
        </draw:frame>
        <draw:frame draw:style-name="gr3" draw:layer="layout" svg:width="1.556cm" svg:height="0.962cm" svg:x="9.084cm" svg:y="8.914cm">
          <draw:text-box>
            <text:p>não</text:p>
          </draw:text-box>
        </draw:frame>
        <draw:line draw:style-name="gr4" draw:text-style-name="P1" draw:layer="layout" svg:x1="15.9cm" svg:y1="2.5cm" svg:x2="15.9cm" svg:y2="18.5cm">
          <text:p/>
        </draw:line>
        <draw:custom-shape draw:style-name="gr1" draw:text-style-name="P2" draw:id="id9" draw:layer="layout" svg:width="3.953cm" svg:height="2.579cm" svg:x="17.815cm" svg:y="4.12cm">
          <text:p text:style-name="P1"><text:span text:style-name="T1">soma+(num+1)</text:span></text:p>
          <text:p text:style-name="P1"><text:span text:style-name="T1">= resultad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0" draw:layer="layout" svg:width="4.772cm" svg:height="4.772cm" svg:x="17.282cm" svg:y="9.229cm">
          <text:p text:style-name="P1"><text:span text:style-name="T1">num = 10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1" draw:layer="layout" svg:width="4.193cm" svg:height="4.193cm" svg:x="17.451cm" svg:y="14.945cm">
          <text:p text:style-name="P1">resulta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1" draw:layer="layout" svg:x1="19.791cm" svg:y1="6.699cm" svg:x2="19.668cm" svg:y2="9.229cm" draw:start-shape="id9" draw:start-glue-point="6" draw:end-shape="id10" draw:end-glue-point="4" svg:d="m19791 6699v1265h-123v1265">
          <text:p/>
        </draw:connector>
        <draw:connector draw:style-name="gr2" draw:text-style-name="P1" draw:layer="layout" svg:x1="22.054cm" svg:y1="11.615cm" svg:x2="21.644cm" svg:y2="17.041cm" draw:start-shape="id10" draw:start-glue-point="7" draw:end-shape="id11" draw:end-glue-point="7" svg:d="m22054 11615h502v5426h-912">
          <text:p/>
        </draw:connector>
        <draw:connector draw:style-name="gr2" draw:text-style-name="P1" draw:layer="layout" svg:x1="17.282cm" svg:y1="11.615cm" svg:x2="17.815cm" svg:y2="5.41cm" draw:start-shape="id10" draw:start-glue-point="5" draw:end-shape="id9" draw:end-glue-point="5" svg:d="m17282 11615h-501v-6205h1034">
          <text:p/>
        </draw:connector>
        <draw:frame draw:style-name="gr3" draw:layer="layout" svg:width="1.488cm" svg:height="0.962cm" svg:x="21.22cm" svg:y="14.001cm">
          <draw:text-box>
            <text:p>sim</text:p>
          </draw:text-box>
        </draw:frame>
        <draw:frame draw:style-name="gr3" draw:layer="layout" svg:width="1.556cm" svg:height="0.962cm" svg:x="16.566cm" svg:y="8.915cm">
          <draw:text-box>
            <text:p>não</text:p>
          </draw:text-box>
        </draw:frame>
        <draw:custom-shape draw:style-name="gr1" draw:text-style-name="P2" draw:id="id12" draw:layer="layout" svg:width="3.953cm" svg:height="2.579cm" svg:x="23.633cm" svg:y="3cm">
          <text:p text:style-name="P1"><text:span text:style-name="T1">soma+(num+2)</text:span></text:p>
          <text:p text:style-name="P1"><text:span text:style-name="T1">= resultad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3" draw:layer="layout" svg:width="4.772cm" svg:height="4.772cm" svg:x="23.1cm" svg:y="8.109cm">
          <text:p text:style-name="P1"><text:span text:style-name="T1">num = 50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4" draw:layer="layout" svg:width="4.193cm" svg:height="4.193cm" svg:x="23.269cm" svg:y="13.825cm">
          <text:p text:style-name="P1">resultado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1" draw:layer="layout" svg:x1="25.609cm" svg:y1="5.579cm" svg:x2="25.486cm" svg:y2="8.109cm" draw:start-shape="id12" draw:start-glue-point="6" draw:end-shape="id13" draw:end-glue-point="4" svg:d="m25609 5579v1265h-123v1265">
          <text:p/>
        </draw:connector>
        <draw:connector draw:style-name="gr2" draw:text-style-name="P1" draw:layer="layout" svg:x1="27.872cm" svg:y1="10.495cm" svg:x2="27.462cm" svg:y2="15.921cm" draw:start-shape="id13" draw:start-glue-point="7" draw:end-shape="id14" draw:end-glue-point="7" svg:d="m27872 10495h502v5426h-912">
          <text:p/>
        </draw:connector>
        <draw:connector draw:style-name="gr2" draw:text-style-name="P1" draw:layer="layout" svg:x1="23.1cm" svg:y1="10.495cm" svg:x2="23.633cm" svg:y2="4.29cm" draw:start-shape="id13" draw:start-glue-point="5" draw:end-shape="id12" draw:end-glue-point="5" svg:d="m23100 10495h-501v-6205h1034">
          <text:p/>
        </draw:connector>
        <draw:frame draw:style-name="gr3" draw:layer="layout" svg:width="1.488cm" svg:height="0.962cm" svg:x="27.038cm" svg:y="12.881cm">
          <draw:text-box>
            <text:p>sim</text:p>
          </draw:text-box>
        </draw:frame>
        <draw:frame draw:style-name="gr3" draw:layer="layout" svg:width="1.556cm" svg:height="0.962cm" svg:x="22.384cm" svg:y="7.795cm">
          <draw:text-box>
            <text:p>nã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office:version="1.1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office:version="1.1" grddl:transformation="http://docs.oasis-open.org/office/1.2/xslt/odf2rdf.xsl">
  <office:meta>
    <meta:initial-creator>Kemel Zaidan</meta:initial-creator>
    <meta:creation-date>2010-10-19T18:55:54</meta:creation-date>
    <dc:date>2010-10-26T19:27:27</dc:date>
    <dc:creator>Kemel Zaidan</dc:creator>
    <meta:editing-duration>PT00H50M43S</meta:editing-duration>
    <meta:editing-cycles>3</meta:editing-cycles>
    <meta:generator>OpenOffice.org/3.2$Linux OpenOffice.org_project/320m12$Build-9483</meta:generator>
    <meta:document-statistic meta:object-count="38"/>
  </office:meta>
</office:document-meta>
</file>